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egoe UI"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Segoe UI" fo:font-size="12pt" style:text-underline-style="none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Segoe UI" fo:font-size="10pt" style:text-underline-style="none" style:font-size-asian="10pt" style:font-size-complex="10pt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Segoe UI" fo:font-size="10pt" style:text-underline-style="none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du site</text:p>
      <text:p text:style-name="P2"/>
      <text:p text:style-name="P3">Page d'accueil (index.html)</text:p>
      <text:p text:style-name="P3"/>
      <text:p text:style-name="P3">Le Système solaire (solar-system.html)</text:p>
      <text:p text:style-name="P3"/>
      <text:p text:style-name="P3">Les objets célestes (#)</text:p>
      <text:list xml:id="list1531583407965566895" text:style-name="L1">
        <text:list-item>
          <text:p text:style-name="P4">Le Soleil (sun.html)</text:p>
        </text:list-item>
        <text:list-item>
          <text:p text:style-name="P4">Mercure (mercury.html)</text:p>
        </text:list-item>
        <text:list-item>
          <text:p text:style-name="P4">Vénus (venus.html)</text:p>
        </text:list-item>
        <text:list-item>
          <text:p text:style-name="P4">La Terre (earth.html)</text:p>
        </text:list-item>
        <text:list-item>
          <text:p text:style-name="P4">Mars (mars.html)</text:p>
        </text:list-item>
        <text:list-item>
          <text:p text:style-name="P4">Jupiter (jupiter.html)</text:p>
        </text:list-item>
        <text:list-item>
          <text:p text:style-name="P4">Saturne (saturn.html)</text:p>
        </text:list-item>
        <text:list-item>
          <text:p text:style-name="P4">Uranus (uranus.html)</text:p>
        </text:list-item>
        <text:list-item>
          <text:p text:style-name="P4">Neptune (neptune.html)</text:p>
        </text:list-item>
      </text:list>
      <text:p text:style-name="P3"/>
      <text:p text:style-name="P3">Galerie (gallery.html)</text:p>
      <text:p text:style-name="P3"/>
      <text:p text:style-name="P3">Plan du Site (website-plan.html)</text:p>
      <text:p text:style-name="P3"/>
      <text:p text:style-name="P3">Contact (contact.html)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naud De Baerdemaeker</meta:initial-creator>
    <meta:creation-date>2016-03-11T16:32:42.43</meta:creation-date>
    <meta:printed-by>Arnaud De Baerdemaeker</meta:printed-by>
    <meta:print-date>2016-03-11T16:40:56.61</meta:print-date>
    <meta:document-statistic meta:table-count="0" meta:image-count="0" meta:object-count="0" meta:page-count="1" meta:paragraph-count="16" meta:word-count="51" meta:character-count="367"/>
    <dc:date>2016-03-11T16:44:55.03</dc:date>
    <dc:creator>Arnaud De Baerdemaeker</dc:creator>
    <meta:editing-duration>PT12M12S</meta:editing-duration>
    <meta:editing-cycles>1</meta:editing-cycles>
    <meta:generator>OpenOffice/4.1.1$Win32 OpenOffice.org_project/411m6$Build-9775</meta:generator>
  </office:meta>
</office:document-meta>
</file>